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c4b" officeooo:paragraph-rsid="00123c4b"/>
    </style:style>
    <style:style style:name="P2" style:family="paragraph" style:parent-style-name="Standard">
      <style:paragraph-properties fo:text-align="center" style:justify-single-word="false"/>
      <style:text-properties officeooo:rsid="00123c4b" officeooo:paragraph-rsid="00123c4b"/>
    </style:style>
    <style:style style:name="P3" style:family="paragraph" style:parent-style-name="Standard">
      <style:text-properties officeooo:rsid="00123c4b" officeooo:paragraph-rsid="0013cec6"/>
    </style:style>
    <style:style style:name="P4" style:family="paragraph" style:parent-style-name="Standard">
      <style:text-properties officeooo:rsid="0013cec6" officeooo:paragraph-rsid="0013cec6"/>
    </style:style>
    <style:style style:name="P5" style:family="paragraph" style:parent-style-name="Standard">
      <style:text-properties officeooo:rsid="00152d72" officeooo:paragraph-rsid="00152d72"/>
    </style:style>
    <style:style style:name="P6" style:family="paragraph" style:parent-style-name="Standard">
      <style:text-properties fo:font-size="10pt" officeooo:rsid="00152d72" officeooo:paragraph-rsid="00152d72" style:font-size-asian="10pt" style:font-size-complex="10pt"/>
    </style:style>
    <style:style style:name="P7" style:family="paragraph" style:parent-style-name="Standard">
      <style:text-properties fo:font-size="10pt" officeooo:rsid="0018dc66" officeooo:paragraph-rsid="0018dc66" style:font-size-asian="10pt" style:font-size-complex="10pt"/>
    </style:style>
    <style:style style:name="P8" style:family="paragraph" style:parent-style-name="Standard">
      <style:text-properties fo:font-style="italic" officeooo:rsid="0018dc66" officeooo:paragraph-rsid="0018dc66" style:font-style-asian="italic" style:font-style-complex="italic"/>
    </style:style>
    <style:style style:name="T1" style:family="text">
      <style:text-properties officeooo:rsid="0012f7d7"/>
    </style:style>
    <style:style style:name="T2" style:family="text">
      <style:text-properties officeooo:rsid="0013cec6"/>
    </style:style>
    <style:style style:name="T3" style:family="text">
      <style:text-properties officeooo:rsid="00164667"/>
    </style:style>
    <style:style style:name="T4" style:family="text">
      <style:text-properties officeooo:rsid="0016f763"/>
    </style:style>
    <style:style style:name="T5" style:family="text">
      <style:text-properties officeooo:rsid="0018dbbb"/>
    </style:style>
    <style:style style:name="T6" style:family="text">
      <style:text-properties officeooo:rsid="0018dc66"/>
    </style:style>
    <style:style style:name="T7" style:family="text">
      <style:text-properties fo:color="#6666ff"/>
    </style:style>
    <style:style style:name="T8" style:family="text">
      <style:text-properties fo:color="#6666ff" officeooo:rsid="00164667"/>
    </style:style>
    <style:style style:name="T9" style:family="text">
      <style:text-properties fo:color="#6666ff" officeooo:rsid="0016f763"/>
    </style:style>
    <style:style style:name="T10" style:family="text">
      <style:text-properties fo:color="#6666ff" officeooo:rsid="0018dbbb"/>
    </style:style>
    <style:style style:name="T11" style:family="text">
      <style:text-properties fo:color="#6666ff" officeooo:rsid="0018dc6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8d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covered Permutation Grammars</text:p>
      <text:p text:style-name="P2">by Sven Nilsen, 2020</text:p>
      <text:p text:style-name="P1"/>
      <text:p text:style-name="P8">In this paper <text:span text:style-name="T13">I show that some permutation grammars are not covered by single permutation groups.</text:span></text:p>
      <text:p text:style-name="P1"/>
      <text:p text:style-name="P1">A single permutation group is the permutations generated by a single permutation.</text:p>
      <text:p text:style-name="P1"/>
      <text:p text:style-name="P1">For example:</text:p>
      <text:p text:style-name="P1"/>
      <text:p text:style-name="P1"><text:tab/>10423</text:p>
      <text:p text:style-name="P1"/>
      <text:p text:style-name="P1">Generates:</text:p>
      <text:p text:style-name="P1"/>
      <text:p text:style-name="P3"><text:tab/>10423 <text:span text:style-name="T2">+ </text:span>013<text:span text:style-name="T1">42 + 10234 + 01423 + 10342 + 01234</text:span></text:p>
      <text:p text:style-name="P1"/>
      <text:p text:style-name="P4">A permutation grammar is “uncovered” if it can not be generated by any single permutation group.</text:p>
      <text:p text:style-name="P1"/>
      <text:p text:style-name="P1"><text:span text:style-name="T2">For example, t</text:span>he permutation grammar:</text:p>
      <text:p text:style-name="P1"/>
      <text:p text:style-name="P1"><text:tab/>(ab)(cd) = <text:span text:style-name="T7">abcd</text:span> + <text:span text:style-name="T7">bacd</text:span> + <text:span text:style-name="T7">ab</text:span><text:span text:style-name="T11">dc</text:span> + <text:span text:style-name="T11">ba</text:span><text:span text:style-name="T7">dc</text:span></text:p>
      <text:p text:style-name="P1"/>
      <text:p text:style-name="P1">Is not covered by any single permutation group.</text:p>
      <text:p text:style-name="P1"/>
      <text:p text:style-name="P5">Proof: Check every permutation of size 4 <text:span text:style-name="T3">and see whether any matches.</text:span></text:p>
      <text:p text:style-name="P6"><text:tab/><text:span text:style-name="T7">abcd</text:span></text:p>
      <text:p text:style-name="P6"><text:tab/><text:span text:style-name="T7">abdc</text:span> + <text:span text:style-name="T7">abcd</text:span></text:p>
      <text:p text:style-name="P6"><text:tab/>acbd + <text:span text:style-name="T8">abcd</text:span></text:p>
      <text:p text:style-name="P6"><text:tab/>acdb <text:span text:style-name="T3">+ adbc + </text:span><text:span text:style-name="T8">abcd</text:span></text:p>
      <text:p text:style-name="P6"><text:tab/>adbc <text:span text:style-name="T3">+ acdb + </text:span><text:span text:style-name="T8">abcd</text:span></text:p>
      <text:p text:style-name="P6"><text:tab/>adcb <text:span text:style-name="T3">+ </text:span><text:span text:style-name="T8">abcd</text:span></text:p>
      <text:p text:style-name="P6"><text:tab/><text:span text:style-name="T7">bacd</text:span> <text:span text:style-name="T3">+ </text:span><text:span text:style-name="T8">abcd</text:span></text:p>
      <text:p text:style-name="P6"><text:tab/><text:span text:style-name="T7">badc</text:span> <text:span text:style-name="T3">+ </text:span><text:span text:style-name="T8">abcd</text:span></text:p>
      <text:p text:style-name="P6"><text:tab/>bcad <text:span text:style-name="T3">+ cabd + </text:span><text:span text:style-name="T8">abcd</text:span></text:p>
      <text:p text:style-name="P6"><text:tab/>bcda <text:span text:style-name="T3">+ cdab + dabc + </text:span><text:span text:style-name="T8">abcd</text:span></text:p>
      <text:p text:style-name="P6"><text:tab/>bdac <text:span text:style-name="T3">+ dcba + cadb + </text:span><text:span text:style-name="T8">abcd</text:span></text:p>
      <text:p text:style-name="P6"><text:tab/>bdca <text:span text:style-name="T3">+ dacb + </text:span><text:span text:style-name="T8">abcd</text:span></text:p>
      <text:p text:style-name="P6"><text:tab/>cabd <text:span text:style-name="T4">+ bcad + </text:span><text:span text:style-name="T9">abcd</text:span></text:p>
      <text:p text:style-name="P6"><text:tab/>cadb <text:span text:style-name="T4">+ dcba + bdac + </text:span><text:span text:style-name="T9">abcd</text:span></text:p>
      <text:p text:style-name="P6"><text:tab/>cbad <text:span text:style-name="T4">+ </text:span><text:span text:style-name="T9">abcd</text:span></text:p>
      <text:p text:style-name="P6"><text:tab/>cbda <text:span text:style-name="T4">+ dbac + </text:span><text:span text:style-name="T9">abcd</text:span></text:p>
      <text:p text:style-name="P6"><text:tab/>cdab <text:span text:style-name="T4">+ </text:span><text:span text:style-name="T9">abcd</text:span></text:p>
      <text:p text:style-name="P6"><text:tab/>cdba <text:span text:style-name="T5">+ </text:span><text:span text:style-name="T10">badc</text:span><text:span text:style-name="T5"> + dcab + </text:span><text:span text:style-name="T10">abcd</text:span></text:p>
      <text:p text:style-name="P6"><text:tab/>dabc <text:span text:style-name="T5">+ cdab + bcda + </text:span><text:span text:style-name="T10">abcd</text:span></text:p>
      <text:p text:style-name="P6"><text:tab/>dacb <text:span text:style-name="T5">+ bdca + </text:span><text:span text:style-name="T10">abcd</text:span></text:p>
      <text:p text:style-name="P6"><text:tab/>dbac <text:span text:style-name="T6">+ cbda + </text:span><text:span text:style-name="T11">abcd</text:span></text:p>
      <text:p text:style-name="P6"><text:tab/>dbca <text:span text:style-name="T6">+ </text:span><text:span text:style-name="T11">abcd</text:span></text:p>
      <text:p text:style-name="P6"><text:tab/>dcab <text:span text:style-name="T6">+ </text:span><text:span text:style-name="T11">badc</text:span><text:span text:style-name="T6"> + cdba + </text:span><text:span text:style-name="T11">abcd</text:span></text:p>
      <text:p text:style-name="P6"><text:tab/>dcba <text:span text:style-name="T6">+ </text:span><text:span text:style-name="T11">abcd</text:span></text:p>
      <text:p text:style-name="P7"><text:tab/><text:span text:style-name="T12">No single permutation group covers the permutation grammar of size 4.</text:span></text:p>
      <text:p text:style-name="P7">Q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02:31.598433000</meta:creation-date>
    <dc:date>2020-03-22T23:38:41.468178000</dc:date>
    <meta:editing-duration>PT54S</meta:editing-duration>
    <meta:editing-cycles>1</meta:editing-cycles>
    <meta:document-statistic meta:table-count="0" meta:image-count="0" meta:object-count="0" meta:page-count="1" meta:paragraph-count="39" meta:word-count="222" meta:character-count="1083" meta:non-whitespace-character-count="872"/>
    <meta:generator>LibreOffice/5.1.2.2$MacOSX_X86_64 LibreOffice_project/d3bf12ecb743fc0d20e0be0c58ca359301eb705f</meta:generator>
  </office:meta>
</office:document-meta>
</file>